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opacity="10%" draw:fill-color="#ff420e" draw:opacity="40%" draw:textarea-horizontal-align="justify" draw:textarea-vertical-align="top" draw:auto-grow-height="false" fo:min-height="2.4614in" fo:min-width="0.2606in"/>
      <style:paragraph-properties style:writing-mode="lr-tb" fo:text-align="center"/>
      <style:text-properties fo:font-family="'Noto Mono'" style:font-family-generic="modern" style:font-pitch="fixed" fo:font-size="4pt" fo:font-weight="bold" style:font-size-asian="4pt" style:font-weight-asian="bold" style:font-size-complex="4pt" style:font-weight-complex="bold"/>
    </style:style>
    <style:style style:name="gr3" style:family="graphic">
      <style:graphic-properties svg:stroke-opacity="10%" draw:fill-color="#ff420e" draw:opacity="40%" draw:textarea-horizontal-align="justify" draw:textarea-vertical-align="top" draw:auto-grow-height="false" fo:min-height="2.4157in" fo:min-width="0.6819in"/>
      <style:paragraph-properties style:writing-mode="lr-tb" fo:text-align="center"/>
      <style:text-properties fo:font-family="'Noto Mono'" style:font-family-generic="modern" style:font-pitch="fixed" fo:font-size="4pt" fo:font-weight="bold" style:font-size-asian="4pt" style:font-weight-asian="bold" style:font-size-complex="4pt" style:font-weight-complex="bold"/>
    </style:style>
    <style:style style:name="gr4" style:family="graphic">
      <style:graphic-properties svg:stroke-opacity="10%" draw:fill-color="#004586" draw:opacity="40%" draw:textarea-horizontal-align="justify" draw:textarea-vertical-align="top" draw:auto-grow-height="false" fo:min-height="2.389in" fo:min-width="0.9244in"/>
      <style:paragraph-properties style:writing-mode="lr-tb" fo:text-align="center"/>
      <style:text-properties fo:font-family="'Noto Mono'" style:font-family-generic="modern" style:font-pitch="fixed" fo:font-size="4pt" fo:font-weight="bold" style:font-size-asian="4pt" style:font-weight-asian="bold" style:font-size-complex="4pt" style:font-weight-complex="bold"/>
    </style:style>
    <style:style style:name="gr5" style:family="graphic">
      <style:graphic-properties svg:stroke-opacity="10%" draw:fill-color="#004586" draw:opacity="40%" draw:textarea-horizontal-align="justify" draw:textarea-vertical-align="top" draw:auto-grow-height="false" fo:min-height="2.4in" fo:min-width="0.8264in"/>
      <style:paragraph-properties style:writing-mode="lr-tb" fo:text-align="center"/>
      <style:text-properties fo:font-family="'Noto Mono'" style:font-family-generic="modern" style:font-pitch="fixed" fo:font-size="4pt" fo:font-weight="bold" style:font-size-asian="4pt" style:font-weight-asian="bold" style:font-size-complex="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family="'Noto Mono'" style:font-family-generic="modern" style:font-pitch="fixed" fo:font-size="4pt" fo:font-weight="bold" style:font-size-asian="4pt" style:font-weight-asian="bold" style:font-size-complex="4pt" style:font-weight-complex="bold"/>
    </style:style>
    <style:style style:name="P3" style:family="paragraph">
      <loext:graphic-properties draw:fill-color="#ff420e" draw:opacity="40%"/>
      <style:paragraph-properties fo:text-align="center"/>
      <style:text-properties fo:font-family="'Noto Mono'" style:font-family-generic="modern" style:font-pitch="fixed" fo:font-size="4pt" fo:font-weight="bold" style:font-size-asian="4pt" style:font-weight-asian="bold" style:font-size-complex="4pt" style:font-weight-complex="bold"/>
    </style:style>
    <style:style style:name="P4" style:family="paragraph">
      <loext:graphic-properties draw:fill-color="#004586" draw:opacity="40%"/>
      <style:paragraph-properties fo:text-align="center"/>
      <style:text-properties fo:font-family="'Noto Mono'" style:font-family-generic="modern" style:font-pitch="fixed" fo:font-size="4pt" fo:font-weight="bold" style:font-size-asian="4pt" style:font-weight-asian="bold" style:font-size-complex="4pt" style:font-weight-complex="bold"/>
    </style:style>
    <style:style style:name="T1" style:family="text">
      <style:text-properties fo:font-family="'Noto Mono'" style:font-family-generic="modern" style:font-pitch="fixed" fo:font-size="4pt" fo:font-weight="bold" style:font-size-asian="4pt" style:font-weight-asian="bold" style:font-size-complex="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7933in" svg:height="3.5449in" svg:x="5.7098in" svg:y="0.8472in">
            <draw:object draw:notify-on-update-of-ranges="Sheet1.A1:Sheet1.A1 Sheet1.A2:Sheet1.A122 Sheet1.B1:Sheet1.B1 Sheet1.B2:Sheet1.B122 Sheet1.A1:Sheet1.A1 Sheet1.A2:Sheet1.A122 Sheet1.C1:Sheet1.C1 Sheet1.C2:Sheet1.C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" draw:style-name="gr2" draw:text-style-name="P3" svg:width="0.2882in" svg:height="2.489in" svg:x="8.1634in" svg:y="1.2827in">
            <text:p text:style-name="P2"><text:span text:style-name="T1">Critical</text:span></text:p>
            <text:p text:style-name="P2"><text:span text:style-name="T1">#1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" draw:style-name="gr3" draw:text-style-name="P3" svg:width="0.7551in" svg:height="2.489in" svg:x="9.365in" svg:y="1.2827in">
            <text:p text:style-name="P2"><text:span text:style-name="T1">Critical</text:span></text:p>
            <text:p text:style-name="P2"><text:span text:style-name="T1">#2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3" draw:style-name="gr2" draw:text-style-name="P3" svg:width="0.2882in" svg:height="2.489in" svg:x="11.1449in" svg:y="1.2835in">
            <text:p text:style-name="P2"><text:span text:style-name="T1">Critical</text:span></text:p>
            <text:p text:style-name="P2"><text:span text:style-name="T1">#3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4" draw:style-name="gr4" draw:text-style-name="P4" svg:width="1.0244in" svg:height="2.489in" svg:x="10.1185in" svg:y="1.2835in">
            <text:p text:style-name="P2"><text:span text:style-name="T1">Undefined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5" draw:style-name="gr5" draw:text-style-name="P4" svg:width="0.9154in" svg:height="2.489in" svg:x="8.4496in" svg:y="1.2831in">
            <text:p text:style-name="P2"><text:span text:style-name="T1">Undefined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office:value-type="string" calcext:value-type="string">
            <text:p>Transmission %</text:p>
          </table:table-cell>
          <table:table-cell office:value-type="string" calcext:value-type="string">
            <text:p>Reflectance 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05:27:08.596000000</meta:creation-date>
    <dc:date>2022-04-19T07:20:51.267000000</dc:date>
    <meta:editing-duration>PT3H21M15S</meta:editing-duration>
    <meta:editing-cycles>1</meta:editing-cycles>
    <meta:document-statistic meta:table-count="1" meta:cell-count="202" meta:object-count="6"/>
    <meta:generator>LibreOffice/7.3.0.3$Windows_X86_64 LibreOffice_project/0f246aa12d0eee4a0f7adcefbf7c878fc2238db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56cm" svg:height="9.005cm" xlink:href=".." xlink:type="simple" chart:class="chart:scatter" chart:style-name="ch1">
        <chart:title svg:x="4.523cm" svg:y="0.316cm" chart:style-name="ch2">
          <text:p>Dichroic Mirrors, 45deg AOI Unpolarized</text:p>
        </chart:title>
        <chart:legend chart:legend-position="end" svg:x="2.175cm" svg:y="1.253cm" style:legend-expansion="custom" svg:width="3.905cm" svg:height="1.095cm" style:legend-expansion-aspect-ratio="3.5662100456621" chart:style-name="ch3"/>
        <chart:plot-area chart:style-name="ch4" table:cell-range-address="Sheet1.A1:Sheet1.C122" chart:data-source-has-labels="row" svg:x="1.294cm" svg:y="0.897cm" svg:width="15.692cm" svg:height="7.19cm">
          <chart:coordinate-region svg:x="2.101cm" svg:y="1.096cm" svg:width="14.513cm" svg:height="6.344cm"/>
          <chart:axis chart:dimension="x" chart:name="primary-x" chart:style-name="ch5">
            <chart:title svg:x="7.852cm" svg:y="8.267cm" chart:style-name="ch6">
              <text:p>Wavelength (nm)</text:p>
            </chart:title>
          </chart:axis>
          <chart:axis chart:dimension="x" chart:name="secondary-x" chart:style-name="ch7"/>
          <chart:axis chart:dimension="y" chart:name="primary-y" chart:style-name="ch8">
            <chart:title svg:x="0.389cm" svg:y="4.695cm" chart:style-name="ch9">
              <text:p>%</text:p>
            </chart:title>
            <chart:grid chart:style-name="ch10" chart:class="major"/>
          </chart:axis>
          <chart:series chart:style-name="ch11" chart:values-cell-range-address="Sheet1.B2:Sheet1.B122" chart:label-cell-address="Sheet1.B1:Sheet1.B1" chart:class="chart:scatter">
            <chart:domain table:cell-range-address="Sheet1.A2:Sheet1.A122"/>
            <chart:data-point chart:repeated="121"/>
          </chart:series>
          <chart:series chart:style-name="ch12" chart:values-cell-range-address="Sheet1.C2:Sheet1.C122" chart:label-cell-address="Sheet1.C1:Sheet1.C1" chart:class="chart:scatter">
            <chart:data-point chart:repeated="1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nsmission %</text:p>
                <draw:g>
                  <svg:desc>Sheet1.B1:Sheet1.B1</svg:desc>
                </draw:g>
              </table:table-cell>
              <table:table-cell office:value-type="string">
                <text:p>Reflectance %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2:Sheet1.A122</svg:desc>
                </draw:g>
              </table:table-cell>
              <table:table-cell office:value-type="float" office:value="NaN">
                <text:p>NaN</text:p>
                <draw:g>
                  <svg:desc>Sheet1.B2:Sheet1.B122</svg:desc>
                </draw:g>
              </table:table-cell>
              <table:table-cell office:value-type="float" office:value="NaN">
                <text:p>NaN</text:p>
                <draw:g>
                  <svg:desc>Sheet1.C2:Sheet1.C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0">
                <text:p>63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5">
                <text:p>635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0">
                <text:p>64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5">
                <text:p>645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">
                <text:p>65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">
                <text:p>655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5">
                <text:p>665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">
                <text:p>67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">
                <text:p>80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5">
                <text:p>80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0">
                <text:p>81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5">
                <text:p>81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0">
                <text:p>82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5">
                <text:p>82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0">
                <text:p>83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5">
                <text:p>83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0">
                <text:p>84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5">
                <text:p>84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0">
                <text:p>85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5">
                <text:p>85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0">
                <text:p>86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5">
                <text:p>86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0">
                <text:p>87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5">
                <text:p>87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0">
                <text:p>88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5">
                <text:p>88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0">
                <text:p>89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5">
                <text:p>895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5">
                <text:p>104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50">
                <text:p>105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5">
                <text:p>105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60">
                <text:p>106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65">
                <text:p>106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0">
                <text:p>107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5">
                <text:p>107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0">
                <text:p>108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85">
                <text:p>108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